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DejaVu Sans Condensed" svg:font-family="&quot;DejaVu Sans Condensed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#C0504D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/>
    </style:style>
    <style:style style:name="ce4" style:family="table-cell" style:parent-style-name="Excel_32_Built-in_32_Normal" style:data-style-name="N36">
      <style:table-cell-properties fo:border="thin solid #000000" style:vertical-align="automatic" fo:background-color="#C0504D" style:repeat-content="false"/>
      <style:paragraph-properties fo:text-align="center"/>
      <style:text-properties style:font-name="Calibri" style:font-name-asian="Calibri" style:font-name-complex="Calibri" fo:font-size="18pt" style:font-size-asian="18pt" style:font-size-complex="18pt"/>
    </style:style>
    <style:style style:name="ce5" style:family="table-cell" style:parent-style-name="Excel_32_Built-in_32_Normal" style:data-style-name="N36">
      <style:table-cell-properties fo:border="thin solid #000000" style:vertical-align="automatic" fo:background-color="#D99694" style:repeat-content="false"/>
      <style:paragraph-properties fo:text-align="center"/>
      <style:text-properties style:font-name="Calibri" style:font-name-asian="Calibri" style:font-name-complex="Calibri" fo:font-size="18pt" style:font-size-asian="18pt" style:font-size-complex="18pt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F2DCDB" style:repeat-content="false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Excel_32_Built-in_32_Normal" style:data-style-name="N36">
      <style:table-cell-properties style:vertical-align="automatic" fo:wrap-option="wrap" fo:background-color="#E6B9B8"/>
      <style:text-properties style:font-name="Calibri" style:font-name-asian="Calibri" style:font-name-complex="Calibri"/>
    </style:style>
    <style:style style:name="ce8" style:family="table-cell" style:parent-style-name="Excel_32_Built-in_32_Normal" style:data-style-name="N36">
      <style:table-cell-properties style:vertical-align="automatic" fo:background-color="#E6B9B8"/>
      <style:text-properties style:font-name="Calibri" style:font-name-asian="Calibri" style:font-name-complex="Calibri"/>
    </style:style>
    <style:style style:name="ce9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DejaVu Sans Condensed" style:font-name-asian="DejaVu Sans Condensed" style:font-name-complex="DejaVu Sans Condensed" fo:font-size="10pt" style:font-size-asian="10pt" style:font-size-complex="10pt" fo:font-weight="bold" style:font-weight-asian="bold" style:font-weight-complex="bold"/>
    </style:style>
    <style:style style:name="ce10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DejaVu Sans Condensed" style:font-name-asian="DejaVu Sans Condensed" style:font-name-complex="DejaVu Sans Condensed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DejaVu Sans Condensed" style:font-name-asian="DejaVu Sans Condensed" style:font-name-complex="DejaVu Sans Condensed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0000" style:repeat-content="false"/>
      <style:paragraph-properties fo:text-align="start" fo:margin-left="0cm"/>
      <style:text-properties style:font-name="DejaVu Sans Condensed" style:font-name-asian="DejaVu Sans Condensed" style:font-name-complex="DejaVu Sans Condensed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DejaVu Sans Condensed" style:font-name-asian="DejaVu Sans Condensed" style:font-name-complex="DejaVu Sans Condensed"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automatic" fo:wrap-option="wrap" fo:background-color="#FF0000"/>
      <style:text-properties style:font-name="DejaVu Sans Condensed" style:font-name-asian="DejaVu Sans Condensed" style:font-name-complex="DejaVu Sans Condensed" fo:font-size="10pt" style:font-size-asian="10pt" style:font-size-complex="10pt" fo:font-weight="bold" style:font-weight-asian="bold" style:font-weight-complex="bold"/>
    </style:style>
    <style:style style:name="ce15" style:family="table-cell" style:parent-style-name="Excel_32_Built-in_32_Normal" style:data-style-name="N36">
      <style:table-cell-properties fo:border="thin solid #000000" style:vertical-align="automatic" fo:wrap-option="wrap" fo:background-color="transparent"/>
      <style:text-properties style:font-name="DejaVu Sans Condensed" style:font-name-asian="DejaVu Sans Condensed" style:font-name-complex="DejaVu Sans Condensed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/>
    </style:style>
    <style:style style:name="ce17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18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DejaVu Sans Condensed" style:font-name-asian="DejaVu Sans Condensed" style:font-name-complex="DejaVu Sans Condensed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7.72583333333333cm"/>
    </style:style>
    <style:style style:name="co2" style:family="table-column">
      <style:table-column-properties fo:break-before="auto" style:column-width="5.953125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5.92666666666667cm"/>
    </style:style>
    <style:style style:name="co6" style:family="table-column">
      <style:table-column-properties fo:break-before="auto" style:column-width="7.75229166666667cm"/>
    </style:style>
    <style:style style:name="co7" style:family="table-column">
      <style:table-column-properties fo:break-before="auto" style:column-width="8.22854166666667cm"/>
    </style:style>
    <style:style style:name="co8" style:family="table-column">
      <style:table-column-properties fo:break-before="auto" style:column-width="6.87916666666667cm"/>
    </style:style>
    <style:style style:name="co9" style:family="table-column">
      <style:table-column-properties fo:break-before="auto" style:column-width="3.571875cm"/>
    </style:style>
    <style:style style:name="co10" style:family="table-column">
      <style:table-column-properties fo:break-before="auto" style:column-width="7.62cm"/>
    </style:style>
    <style:style style:name="co11" style:family="table-column">
      <style:table-column-properties fo:break-before="auto" style:column-width="2.96333333333333cm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23.2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95.25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38.25pt" style:use-optimal-row-height="true" fo:break-before="auto"/>
    </style:style>
    <style:style style:name="ro7" style:family="table-row">
      <style:table-row-properties style:row-height="102pt" style:use-optimal-row-height="true" fo:break-before="auto"/>
    </style:style>
    <style:style style:name="ro8" style:family="table-row">
      <style:table-row-properties style:row-height="51pt" style:use-optimal-row-height="true" fo:break-before="auto"/>
    </style:style>
    <style:style style:name="ro9" style:family="table-row">
      <style:table-row-properties style:row-height="25.5pt" style:use-optimal-row-height="true" fo:break-before="auto"/>
    </style:style>
    <style:style style:name="ro10" style:family="table-row">
      <style:table-row-properties style:row-height="76.5pt" style:use-optimal-row-height="true" fo:break-before="auto"/>
    </style:style>
    <style:style style:name="ro11" style:family="table-row">
      <style:table-row-properties style:row-height="102.75pt" style:use-optimal-row-height="true" fo:break-before="auto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63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endika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column table:style-name="co4" table:number-columns-repeated="15360" table:default-cell-style-name="ce1"/>
        <table:table-row table:style-name="ro1">
          <table:table-cell office:value-type="string" table:number-columns-spanned="2" table:number-rows-spanned="1" table:style-name="ce3">
            <text:p>Voting System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number-columns-spanned="2" table:number-rows-spanned="1" table:style-name="ce4">
            <text:p>Grupo Sendika</text:p>
          </table:table-cell>
          <table:covered-table-cell/>
          <table:table-cell table:number-columns-repeated="16382"/>
        </table:table-row>
        <table:table-row table:style-name="ro3">
          <table:table-cell table:number-columns-repeated="1024" table:style-name="ce2"/>
          <table:table-cell table:number-columns-repeated="15360"/>
        </table:table-row>
        <table:table-row table:style-name="ro2">
          <table:table-cell office:value-type="string" table:number-columns-spanned="2" table:number-rows-spanned="1" table:style-name="ce5">
            <text:p>Documento de Casos de Teste</text:p>
          </table:table-cell>
          <table:covered-table-cell/>
          <table:table-cell table:number-columns-repeated="16382"/>
        </table:table-row>
        <table:table-row table:number-rows-repeated="2" table:style-name="ro3">
          <table:table-cell table:number-columns-repeated="1024" table:style-name="ce2"/>
          <table:table-cell table:number-columns-repeated="15360"/>
        </table:table-row>
        <table:table-row table:style-name="ro4">
          <table:table-cell office:value-type="string" table:number-columns-spanned="2" table:number-rows-spanned="1" table:style-name="ce6">
            <text:p>O presente documento tem como objetivo documentar os testes funcionais realizados no sistema evidenciando o funcionamento e implementação de todos requisitos definidos no inicio do projeto.</text:p>
          </table:table-cell>
          <table:covered-table-cell/>
          <table:table-cell table:number-columns-repeated="16382"/>
        </table:table-row>
        <table:table-row table:number-rows-repeated="9" table:style-name="ro3">
          <table:table-cell table:number-columns-repeated="1024" table:style-name="ce2"/>
          <table:table-cell table:number-columns-repeated="15360"/>
        </table:table-row>
        <table:table-row table:number-rows-repeated="65520" table:style-name="ro3">
          <table:table-cell table:number-columns-repeated="16384"/>
        </table:table-row>
        <table:table-row table:number-rows-repeated="983040" table:style-name="ro5">
          <table:table-cell table:number-columns-repeated="16384"/>
        </table:table-row>
      </table:table>
      <table:table table:name="TestesFuncionais" table:style-name="ta1"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2"/>
        <table:table-column table:style-name="co3" table:number-columns-repeated="1017" table:default-cell-style-name="ce2"/>
        <table:table-column table:style-name="co4" table:number-columns-repeated="15360" table:default-cell-style-name="ce1"/>
        <table:table-row table:style-name="ro3">
          <table:table-cell office:value-type="string" table:style-name="ce7">
            <text:p>Caso de Teste</text:p>
          </table:table-cell>
          <table:table-cell office:value-type="string" table:style-name="ce7">
            <text:p>Funcionalidade</text:p>
          </table:table-cell>
          <table:table-cell office:value-type="string" table:style-name="ce7">
            <text:p>Requisitos</text:p>
          </table:table-cell>
          <table:table-cell office:value-type="string" table:style-name="ce7">
            <text:p>Dados de entrada</text:p>
          </table:table-cell>
          <table:table-cell office:value-type="string" table:style-name="ce7">
            <text:p>Dados de saída</text:p>
          </table:table-cell>
          <table:table-cell office:value-type="string" table:style-name="ce7">
            <text:p>Dados esperados</text:p>
          </table:table-cell>
          <table:table-cell office:value-type="string" table:style-name="ce8">
            <text:p>Resultado</text:p>
          </table:table-cell>
          <table:table-cell table:number-columns-repeated="16377"/>
        </table:table-row>
        <table:table-row table:style-name="ro6" table:visibility="filter">
          <table:table-cell office:value-type="string" table:style-name="ce9">
            <text:p>reconheceTecnologiaUsuario</text:p>
          </table:table-cell>
          <table:table-cell office:value-type="string" table:number-columns-spanned="1" table:number-rows-spanned="2" table:style-name="ce18">
            <text:p>Enviar mensagem de alerta para todos os membros da votação;</text:p>
          </table:table-cell>
          <table:table-cell office:value-type="string" table:style-name="ce10">
            <text:p>Requisito Funcional 1.1.1 - O sistema deve ser capaz de reconhecer em qual tecnologia o usuário está disponível</text:p>
          </table:table-cell>
          <table:table-cell table:number-columns-repeated="3" table:style-name="ce10"/>
          <table:table-cell office:value-type="string" table:style-name="ce10">
            <text:p>Não foi implementado na primeira versão</text:p>
          </table:table-cell>
          <table:table-cell table:number-columns-repeated="16377"/>
        </table:table-row>
        <table:table-row table:style-name="ro7" table:visibility="filter">
          <table:table-cell office:value-type="string" table:style-name="ce9">
            <text:p>enviaChamadaVotacao</text:p>
          </table:table-cell>
          <table:covered-table-cell/>
          <table:table-cell office:value-type="string" table:style-name="ce10">
            <text:p>Requisito Funcional 1.1.2 - Deve enviar um sinal de convocação, email, para todos os membros do grupo envolvidos em uma votação.</text:p>
          </table:table-cell>
          <table:table-cell office:value-type="string" table:style-name="ce10">
            <text:p>endereço de e-mail dos usuários do grupo participante dessa votação e dados da votação (Tema da votação,Argumento para a realização da votação,Nome do Autor,Nome do grupo participante,Tipo de privacidade,Se haverá discussão,Final estimado,Mensagem do autor,Link para acesso a votação) .</text:p>
          </table:table-cell>
          <table:table-cell office:value-type="string" table:style-name="ce10">
            <text:p>Email recebido com os dados da votacao (falta o nome do grupo)</text:p>
          </table:table-cell>
          <table:table-cell office:value-type="string" table:style-name="ce10">
            <text:p>Confirmação do Envio.</text:p>
          </table:table-cell>
          <table:table-cell office:value-type="string" table:style-name="ce10">
            <text:p>OK</text:p>
          </table:table-cell>
          <table:table-cell table:number-columns-repeated="16377"/>
        </table:table-row>
        <table:table-row table:style-name="ro6" table:visibility="filter">
          <table:table-cell office:value-type="string" table:style-name="ce9">
            <text:p>abrirVotacao</text:p>
          </table:table-cell>
          <table:table-cell office:value-type="string" table:style-name="ce10">
            <text:p>Receber mensagem de confirmação;</text:p>
          </table:table-cell>
          <table:table-cell office:value-type="string" table:style-name="ce10">
            <text:p>Requisito Funcional 1.1.3 - Sistema deve esperar um sinal de resposta de cada participante da votação antes de iniciar a votação.</text:p>
          </table:table-cell>
          <table:table-cell office:value-type="string" table:style-name="ce10">
            <text:p>Identificação dos usuários e do grupo.</text:p>
          </table:table-cell>
          <table:table-cell table:style-name="ce10"/>
          <table:table-cell office:value-type="string" table:style-name="ce10">
            <text:p>Votação aberta.</text:p>
          </table:table-cell>
          <table:table-cell office:value-type="string" table:style-name="ce10">
            <text:p>Não foi implementado na primeira versão</text:p>
          </table:table-cell>
          <table:table-cell table:number-columns-repeated="16377"/>
        </table:table-row>
        <table:table-row table:style-name="ro6">
          <table:table-cell office:value-type="string" table:style-name="ce9">
            <text:p>encerraVotAposTdsVotos</text:p>
          </table:table-cell>
          <table:table-cell office:value-type="string" table:number-columns-spanned="1" table:number-rows-spanned="3" table:style-name="ce18">
            <text:p>Encerrar votação após todos terem votado, ou após o tempo <text:s/>limite, se houver um, ou após uma das opções ser suficientemente votada(+ de 50% dos votos) para ser vitoriosa, mesmo antes de todos os votos terem sido enviados;</text:p>
          </table:table-cell>
          <table:table-cell office:value-type="string" table:style-name="ce10">
            <text:p>Requisito Funcional 1.2 - Sistema deve reconhecer quando todos os participantes tiverem votado e encerrar a votação</text:p>
          </table:table-cell>
          <table:table-cell office:value-type="string" table:style-name="ce10">
            <text:p>Votacao (quantidade de participantes, quantidade de votos igual a participantes)</text:p>
          </table:table-cell>
          <table:table-cell office:value-type="string" table:style-name="ce10">
            <text:p>votacao encerrada e email enviado</text:p>
          </table:table-cell>
          <table:table-cell office:value-type="string" table:style-name="ce10">
            <text:p>Votação fechada.</text:p>
          </table:table-cell>
          <table:table-cell office:value-type="string" table:style-name="ce10">
            <text:p>OK</text:p>
          </table:table-cell>
          <table:table-cell table:number-columns-repeated="16377"/>
        </table:table-row>
        <table:table-row table:style-name="ro8">
          <table:table-cell office:value-type="string" table:style-name="ce9">
            <text:p>encerraVotApos50porCento</text:p>
          </table:table-cell>
          <table:covered-table-cell/>
          <table:table-cell office:value-type="string" table:style-name="ce10">
            <text:p>Requisito Funcional 1.3.2 - Enquanto a votação estiver ocorrendo caso uma das opções obtenha maioria dos votos, mais de 50%, a votação deve ser encerrada.</text:p>
          </table:table-cell>
          <table:table-cell office:value-type="string" table:style-name="ce10">
            <text:p>Votacao (quantidade de participantes,quantidade de votos igual a metade + 1 de participantes)</text:p>
          </table:table-cell>
          <table:table-cell table:style-name="ce10"/>
          <table:table-cell office:value-type="string" table:style-name="ce10">
            <text:p>Votação fechada.</text:p>
          </table:table-cell>
          <table:table-cell table:style-name="ce10"/>
          <table:table-cell table:number-columns-repeated="16377"/>
        </table:table-row>
        <table:table-row table:style-name="ro6">
          <table:table-cell office:value-type="string" table:style-name="ce9">
            <text:p>encerraVotAposTempo</text:p>
          </table:table-cell>
          <table:covered-table-cell/>
          <table:table-cell office:value-type="string" table:style-name="ce10">
            <text:p>Requisito Funcional 1.1.1- Decorrido um tempo estipulado pelo cliente criador da votação, esta será automaticamente encerrada.</text:p>
          </table:table-cell>
          <table:table-cell office:value-type="string" table:style-name="ce10">
            <text:p>Votacao (tempo término, tempo atual igual a término + 1)</text:p>
          </table:table-cell>
          <table:table-cell table:style-name="ce10"/>
          <table:table-cell office:value-type="string" table:style-name="ce10">
            <text:p>Votação fechada.</text:p>
          </table:table-cell>
          <table:table-cell table:style-name="ce10"/>
          <table:table-cell table:number-columns-repeated="16377"/>
        </table:table-row>
        <table:table-row table:style-name="ro6">
          <table:table-cell office:value-type="string" table:style-name="ce9">
            <text:p>identificaOpcaoEleita</text:p>
          </table:table-cell>
          <table:table-cell office:value-type="string" table:style-name="ce10">
            <text:p>Computar os votos e identificar a opção eleita;</text:p>
          </table:table-cell>
          <table:table-cell office:value-type="string" table:style-name="ce10">
            <text:p>Requisito Funcional 1.3.1 - Sistema deve ser capaz de decidir qual opção teve maior número de votos.</text:p>
          </table:table-cell>
          <table:table-cell office:value-type="string" table:style-name="ce10">
            <text:p>Votacao encerrada</text:p>
          </table:table-cell>
          <table:table-cell office:value-type="string" table:style-name="ce10">
            <text:p>email com a ordena de votos das opcoes</text:p>
          </table:table-cell>
          <table:table-cell office:value-type="string" table:style-name="ce10">
            <text:p>Opção mais votada.</text:p>
          </table:table-cell>
          <table:table-cell office:value-type="string" table:style-name="ce10">
            <text:p>OK</text:p>
          </table:table-cell>
          <table:table-cell table:number-columns-repeated="16377"/>
        </table:table-row>
        <table:table-row table:style-name="ro9" table:visibility="filter">
          <table:table-cell office:value-type="string" table:style-name="ce9">
            <text:p>insereVoto</text:p>
          </table:table-cell>
          <table:table-cell office:value-type="string" table:number-columns-spanned="1" table:number-rows-spanned="2" table:style-name="ce18">
            <text:p>Receber votos;</text:p>
          </table:table-cell>
          <table:table-cell office:value-type="string" table:style-name="ce10">
            <text:p>Requisito Funcional 1.3.3.1 - Sistema deve armazenar os votos recebidos em cada votação.</text:p>
          </table:table-cell>
          <table:table-cell office:value-type="string" table:style-name="ce10">
            <text:p>Votacao aberta, usuario cadastrado, opcao da votacao</text:p>
          </table:table-cell>
          <table:table-cell office:value-type="string" table:style-name="ce10">
            <text:p>Mensagem de confirmacao</text:p>
          </table:table-cell>
          <table:table-cell office:value-type="string" table:style-name="ce10">
            <text:p>Registro do voto.</text:p>
          </table:table-cell>
          <table:table-cell office:value-type="string" table:style-name="ce10">
            <text:p>OK</text:p>
          </table:table-cell>
          <table:table-cell table:number-columns-repeated="16377"/>
        </table:table-row>
        <table:table-row table:style-name="ro6">
          <table:table-cell office:value-type="string" table:style-name="ce9">
            <text:p>repeteVotoUsuario</text:p>
          </table:table-cell>
          <table:covered-table-cell/>
          <table:table-cell office:value-type="string" table:style-name="ce10">
            <text:p>Requisito Funcional 1.3.3 - Sistema não deve permitir que o mesmo usuário vote mais de uma de vez na mesma sessão de votação.</text:p>
          </table:table-cell>
          <table:table-cell office:value-type="string" table:style-name="ce10">
            <text:p>Votacao aberta, usuario cadastrado que já votou, opcao da votacao</text:p>
          </table:table-cell>
          <table:table-cell office:value-type="string" table:style-name="ce10">
            <text:p>falha no regestro de voto</text:p>
          </table:table-cell>
          <table:table-cell office:value-type="string" table:style-name="ce10">
            <text:p>Negação de registro do voto.</text:p>
          </table:table-cell>
          <table:table-cell office:value-type="string" table:style-name="ce10">
            <text:p>OK</text:p>
          </table:table-cell>
          <table:table-cell table:number-columns-repeated="16377"/>
        </table:table-row>
        <table:table-row table:style-name="ro8">
          <table:table-cell table:style-name="ce9"/>
          <table:table-cell table:style-name="ce10"/>
          <table:table-cell office:value-type="string" table:style-name="ce10">
            <text:p>Requisito Não-Funcional 1.2 - Sistema deve ser capaz de receber votos simultâneos de forma segura sem que haja conflitos dos votos realizados em tempo concorrente.</text:p>
          </table:table-cell>
          <table:table-cell table:number-columns-repeated="3" table:style-name="ce10"/>
          <table:table-cell office:value-type="string" table:style-name="ce10">
            <text:p>Sem ambiente de teste</text:p>
          </table:table-cell>
          <table:table-cell table:number-columns-repeated="16377"/>
        </table:table-row>
        <table:table-row table:style-name="ro10">
          <table:table-cell office:value-type="string" table:style-name="ce9">
            <text:p>informaResultado</text:p>
          </table:table-cell>
          <table:table-cell office:value-type="string" table:style-name="ce10">
            <text:p>Informar, em uma resposta, a todos os membros o resultado da votação;</text:p>
          </table:table-cell>
          <table:table-cell office:value-type="string" table:style-name="ce10">
            <text:p>Requisito Funcional 1.4.1 - A cada votação encerrada o sistema deve comunicar a todos os participantes qual foi o resultado final desta votação.</text:p>
          </table:table-cell>
          <table:table-cell office:value-type="string" table:style-name="ce10">
            <text:p>Endereço de e-mail dos usuários do grupo participante dessa votação e dados da votação (Tema da votação,Nome do grupo participante,Opções com seus respectivos números de votos em ordem decrescente) .</text:p>
          </table:table-cell>
          <table:table-cell office:value-type="string" table:style-name="ce10">
            <text:p>Email enviado com todas as informaçoes (menos nome do grupo)</text:p>
          </table:table-cell>
          <table:table-cell office:value-type="string" table:style-name="ce10">
            <text:p>Confirmação do Envio.</text:p>
          </table:table-cell>
          <table:table-cell office:value-type="string" table:style-name="ce10">
            <text:p>OK</text:p>
          </table:table-cell>
          <table:table-cell table:number-columns-repeated="16377"/>
        </table:table-row>
        <table:table-row table:style-name="ro11" table:visibility="filter">
          <table:table-cell office:value-type="string" table:style-name="ce11">
            <text:p>criaVotacao</text:p>
          </table:table-cell>
          <table:table-cell office:value-type="string" table:number-columns-spanned="1" table:number-rows-spanned="5" table:style-name="ce18">
            <text:p>Criação e configuração de uma sessão de votação;</text:p>
          </table:table-cell>
          <table:table-cell office:value-type="string" table:number-columns-spanned="1" table:number-rows-spanned="5" table:style-name="ce18">
            <text:p>Requisito Funcional 1.5.1 - O sistema deve permitir a criação de votações com as seguintes características:</text:p>
          </table:table-cell>
          <table:table-cell office:value-type="string" table:style-name="ce10">
            <text:p>Privacidade da votação (Secreta ou nominal), opções (<text:span text:style-name="T1">N2, N3, N4,<text:s/></text:span><text:span text:style-name="T1">N5, sendo o numero o indicativo<text:s/></text:span><text:span text:style-name="T1">do numero de opções disponíveis<text:s/></text:span><text:span text:style-name="T1">na votação), discussão (haver ou<text:s/></text:span><text:span text:style-name="T1">não), Intervalo de duração<text:s/></text:span><text:span text:style-name="T1">(opcional, tempo default de 5<text:s/></text:span><text:span text:style-name="T1">horas), Grupo participante,<text:s/></text:span><text:span text:style-name="T1">Descrição da votação.</text:span></text:p>
          </table:table-cell>
          <table:table-cell office:value-type="string" table:style-name="ce10">
            <text:p>Votacao inserida</text:p>
          </table:table-cell>
          <table:table-cell office:value-type="string" table:style-name="ce10">
            <text:p>Votação registrada.</text:p>
          </table:table-cell>
          <table:table-cell office:value-type="string" table:style-name="ce10">
            <text:p>OK</text:p>
          </table:table-cell>
          <table:table-cell table:number-columns-repeated="16377"/>
        </table:table-row>
        <table:table-row table:style-name="ro12" table:visibility="filter">
          <table:table-cell office:value-type="string" table:style-name="ce11">
            <text:p>criaOpcao</text:p>
          </table:table-cell>
          <table:covered-table-cell/>
          <table:covered-table-cell/>
          <table:table-cell office:value-type="string" table:style-name="ce10">
            <text:p>Opcao, descricao e votacao</text:p>
          </table:table-cell>
          <table:table-cell office:value-type="string" table:style-name="ce10">
            <text:p>Votacao inserida</text:p>
          </table:table-cell>
          <table:table-cell office:value-type="string" table:style-name="ce10">
            <text:p>Opcão registrada e vinculada a uma votação.</text:p>
          </table:table-cell>
          <table:table-cell office:value-type="string" table:style-name="ce10">
            <text:p>OK</text:p>
          </table:table-cell>
          <table:table-cell table:number-columns-repeated="16377"/>
        </table:table-row>
        <table:table-row table:style-name="ro12" table:visibility="filter">
          <table:table-cell office:value-type="string" table:style-name="ce11">
            <text:p>vinculaOpcaoVotacao</text:p>
          </table:table-cell>
          <table:covered-table-cell/>
          <table:covered-table-cell/>
          <table:table-cell office:value-type="string" table:style-name="ce10">
            <text:p>Opcao e votacao</text:p>
          </table:table-cell>
          <table:table-cell office:value-type="string" table:style-name="ce10">
            <text:p>Votacao inserida</text:p>
          </table:table-cell>
          <table:table-cell office:value-type="string" table:style-name="ce10">
            <text:p>Opcão vinculada a uma votação.</text:p>
          </table:table-cell>
          <table:table-cell office:value-type="string" table:style-name="ce10">
            <text:p>OK</text:p>
          </table:table-cell>
          <table:table-cell table:number-columns-repeated="16377"/>
        </table:table-row>
        <table:table-row table:style-name="ro12" table:visibility="filter">
          <table:table-cell office:value-type="string" table:style-name="ce11">
            <text:p>criaGrupo</text:p>
          </table:table-cell>
          <table:covered-table-cell/>
          <table:covered-table-cell/>
          <table:table-cell office:value-type="string" table:style-name="ce10">
            <text:p>Nome do grupo, participantes, votacao</text:p>
          </table:table-cell>
          <table:table-cell office:value-type="string" table:style-name="ce10">
            <text:p>Grupo inserido</text:p>
          </table:table-cell>
          <table:table-cell office:value-type="string" table:style-name="ce10">
            <text:p>Grupo registrado e vinculado a uma votação.</text:p>
          </table:table-cell>
          <table:table-cell office:value-type="string" table:style-name="ce10">
            <text:p>OK</text:p>
          </table:table-cell>
          <table:table-cell table:number-columns-repeated="16377"/>
        </table:table-row>
        <table:table-row table:style-name="ro12" table:visibility="filter">
          <table:table-cell office:value-type="string" table:style-name="ce11">
            <text:p>vinculaGrupoVotacao</text:p>
          </table:table-cell>
          <table:covered-table-cell/>
          <table:covered-table-cell/>
          <table:table-cell office:value-type="string" table:style-name="ce10">
            <text:p>Grupo e votacao</text:p>
          </table:table-cell>
          <table:table-cell office:value-type="string" table:style-name="ce10">
            <text:p>Votacao inserida</text:p>
          </table:table-cell>
          <table:table-cell office:value-type="string" table:style-name="ce10">
            <text:p>Grupo vinculado a uma votação.</text:p>
          </table:table-cell>
          <table:table-cell office:value-type="string" table:style-name="ce10">
            <text:p>OK</text:p>
          </table:table-cell>
          <table:table-cell table:number-columns-repeated="16377"/>
        </table:table-row>
        <table:table-row table:style-name="ro9" table:visibility="filter">
          <table:table-cell office:value-type="string" table:style-name="ce11">
            <text:p>insereOpcaoComOpiniao</text:p>
          </table:table-cell>
          <table:table-cell office:value-type="string" table:number-columns-spanned="1" table:number-rows-spanned="5" table:style-name="ce18">
            <text:p>Realizar discussão, com envio de pontos de vista de um cliente a todos os outros</text:p>
          </table:table-cell>
          <table:table-cell office:value-type="string" table:number-columns-spanned="1" table:number-rows-spanned="2" table:style-name="ce18">
            <text:p>Requisito Funcional 1.6.1.1 - O envio de opinião deve ser facultativo, deve ocorrer na mesma tela da realização do voto.</text:p>
          </table:table-cell>
          <table:table-cell office:value-type="string" table:style-name="ce10">
            <text:p>(insere opcao sem opiniao – numa votacao com discussao autorizada)</text:p>
          </table:table-cell>
          <table:table-cell table:style-name="ce10"/>
          <table:table-cell office:value-type="string" table:style-name="ce10">
            <text:p>Registro do voto.</text:p>
          </table:table-cell>
          <table:table-cell office:value-type="string" table:style-name="ce10">
            <text:p>Mudanca de escopo</text:p>
          </table:table-cell>
          <table:table-cell table:number-columns-repeated="16377"/>
        </table:table-row>
        <table:table-row table:style-name="ro9" table:visibility="filter">
          <table:table-cell office:value-type="string" table:style-name="ce11">
            <text:p>insereOpcaoSemOpiniao</text:p>
          </table:table-cell>
          <table:covered-table-cell/>
          <table:covered-table-cell/>
          <table:table-cell office:value-type="string" table:style-name="ce10">
            <text:p>(insere opcao com opiniao – numa votacao com discussao autorizada)</text:p>
          </table:table-cell>
          <table:table-cell table:style-name="ce10"/>
          <table:table-cell office:value-type="string" table:style-name="ce10">
            <text:p>Registro do voto.</text:p>
          </table:table-cell>
          <table:table-cell office:value-type="string" table:style-name="ce10">
            <text:p>Mudanca de escopo</text:p>
          </table:table-cell>
          <table:table-cell table:number-columns-repeated="16377"/>
        </table:table-row>
        <table:table-row table:style-name="ro6">
          <table:table-cell office:value-type="string" table:style-name="ce11">
            <text:p>enviaOpniaoParticipantes</text:p>
          </table:table-cell>
          <table:covered-table-cell/>
          <table:table-cell office:value-type="string" table:style-name="ce10">
            <text:p>Requisito Funcional 1.6.1.2 - A opinião enviada por cada usuário após seu voto deve ser entregue a todos os usuários envolvidos na votação.</text:p>
          </table:table-cell>
          <table:table-cell office:value-type="string" table:style-name="ce10">
            <text:p>(insere opcao com opiniao – numa votacao com discussao autorizada)</text:p>
          </table:table-cell>
          <table:table-cell office:value-type="string" table:style-name="ce10">
            <text:p>Email enviado porem com um escopo diferente</text:p>
          </table:table-cell>
          <table:table-cell office:value-type="string" table:style-name="ce10">
            <text:p>Envio de mensagem a todos os integrantes do mesmo grupo de votação.</text:p>
          </table:table-cell>
          <table:table-cell office:value-type="string" table:style-name="ce10">
            <text:p>OK</text:p>
          </table:table-cell>
          <table:table-cell table:number-columns-repeated="16377"/>
        </table:table-row>
        <table:table-row table:style-name="ro6" table:visibility="filter">
          <table:table-cell office:value-type="string" table:style-name="ce11">
            <text:p>insereOpiniaoNaoAnonima</text:p>
          </table:table-cell>
          <table:covered-table-cell/>
          <table:table-cell office:value-type="string" table:number-columns-spanned="1" table:number-rows-spanned="2" table:style-name="ce18">
            <text:p>Requisito Funcional 1.6.1.3 - O envio da opinião deverá seguir a opção de votação referente a ser anônimo ou não.</text:p>
          </table:table-cell>
          <table:table-cell office:value-type="string" table:style-name="ce10">
            <text:p>(insere opcao com opiniao – numa votacao não anônima com discussao autorizada)</text:p>
          </table:table-cell>
          <table:table-cell office:value-type="string" table:style-name="ce10">
            <text:p>Discussao inserida e nome do opinador aparecendo</text:p>
          </table:table-cell>
          <table:table-cell office:value-type="string" table:style-name="ce10">
            <text:p>Mensagem com o opnião e o nm_login do usuário que opnou.</text:p>
          </table:table-cell>
          <table:table-cell office:value-type="string" table:style-name="ce10">
            <text:p>OK</text:p>
          </table:table-cell>
          <table:table-cell table:number-columns-repeated="16377"/>
        </table:table-row>
        <table:table-row table:style-name="ro6" table:visibility="filter">
          <table:table-cell office:value-type="string" table:style-name="ce11">
            <text:p>insereOpiniaoAnonima</text:p>
          </table:table-cell>
          <table:covered-table-cell/>
          <table:covered-table-cell/>
          <table:table-cell office:value-type="string" table:style-name="ce10">
            <text:p>(insere opcao com opiniao – numa votacao anônima com discussao autorizada)</text:p>
          </table:table-cell>
          <table:table-cell office:value-type="string" table:style-name="ce10">
            <text:p>Discussao inserida e nome do opinador nao aparecendo</text:p>
          </table:table-cell>
          <table:table-cell office:value-type="string" table:style-name="ce10">
            <text:p>Mensagem com o opnião e sem o nm_login do usuário que opnou.</text:p>
          </table:table-cell>
          <table:table-cell office:value-type="string" table:style-name="ce10">
            <text:p>OK</text:p>
          </table:table-cell>
          <table:table-cell table:number-columns-repeated="16377"/>
        </table:table-row>
        <table:table-row table:style-name="ro9" table:visibility="filter">
          <table:table-cell office:value-type="string" table:style-name="ce11">
            <text:p>insereCliente</text:p>
          </table:table-cell>
          <table:table-cell office:value-type="string" table:number-columns-spanned="1" table:number-rows-spanned="5" table:style-name="ce18">
            <text:p>Cadastrar, alterar cadastro e remover cadastro de cliente;</text:p>
          </table:table-cell>
          <table:table-cell office:value-type="string" table:number-columns-spanned="1" table:number-rows-spanned="3" table:style-name="ce18">
            <text:p>Requisito Funcional 2.1.1 - Sistema deve permitir e manter de forma segura o cadastro de novos usuários, assim como a alteração e exclusão dos dados cadastrais de usuários existentes.</text:p>
          </table:table-cell>
          <table:table-cell office:value-type="string" table:style-name="ce10">
            <text:p>Informações do usuário, sem ID.</text:p>
          </table:table-cell>
          <table:table-cell office:value-type="string" table:style-name="ce10">
            <text:p>Tela requisitando confirmacao</text:p>
          </table:table-cell>
          <table:table-cell office:value-type="string" table:style-name="ce10">
            <text:p>ID do usuário e confirmação do registro por email.</text:p>
          </table:table-cell>
          <table:table-cell office:value-type="string" table:style-name="ce10">
            <text:p>OK</text:p>
          </table:table-cell>
          <table:table-cell table:number-columns-repeated="16377"/>
        </table:table-row>
        <table:table-row table:style-name="ro6" table:visibility="filter">
          <table:table-cell office:value-type="string" table:style-name="ce11">
            <text:p>alteraCliente</text:p>
          </table:table-cell>
          <table:covered-table-cell/>
          <table:covered-table-cell/>
          <table:table-cell office:value-type="string" table:style-name="ce10">
            <text:p>Identificação do usuário e informação a ser alterada.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Alteração do campo informado.</text:p>
          </table:table-cell>
          <table:table-cell office:value-type="string" table:style-name="ce10">
            <text:p>Não foi implementado na primeira versão</text:p>
          </table:table-cell>
          <table:table-cell table:number-columns-repeated="16377"/>
        </table:table-row>
        <table:table-row table:style-name="ro6" table:visibility="filter">
          <table:table-cell office:value-type="string" table:style-name="ce11">
            <text:p>removeCliente</text:p>
          </table:table-cell>
          <table:covered-table-cell/>
          <table:covered-table-cell/>
          <table:table-cell office:value-type="string" table:style-name="ce10">
            <text:p>identificação do usuário.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Remoção do usuário.</text:p>
          </table:table-cell>
          <table:table-cell office:value-type="string" table:style-name="ce10">
            <text:p>Não foi implementado na primeira versão</text:p>
          </table:table-cell>
          <table:table-cell table:number-columns-repeated="16377"/>
        </table:table-row>
        <table:table-row table:style-name="ro6" table:visibility="filter">
          <table:table-cell office:value-type="string" table:style-name="ce11">
            <text:p>insereInfoCliente</text:p>
          </table:table-cell>
          <table:covered-table-cell/>
          <table:table-cell office:value-type="string" table:number-columns-spanned="1" table:number-rows-spanned="2" table:style-name="ce18">
            <text:p>Requisito Funcional 2.1.2 – Cada usuário deve possuir os seguintes dados: Login,Nome,Registro na Empresa (RE),Email,Telefone,Divisão ou Diretoria a qual pertence.</text:p>
          </table:table-cell>
          <table:table-cell office:value-type="string" table:style-name="ce10">
            <text:p>Login,Nome,Registro na Empresa (RE),Email,Telefone,Divisão ou Diretoria a qual pertence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Usuário registrado.</text:p>
          </table:table-cell>
          <table:table-cell office:value-type="string" table:style-name="ce10">
            <text:p>Não foi implementado na primeira versão</text:p>
          </table:table-cell>
          <table:table-cell table:number-columns-repeated="16377"/>
        </table:table-row>
        <table:table-row table:style-name="ro6" table:visibility="filter">
          <table:table-cell office:value-type="string" table:style-name="ce11">
            <text:p>insereInfoFaltanteCliente</text:p>
          </table:table-cell>
          <table:covered-table-cell/>
          <table:covered-table-cell/>
          <table:table-cell office:value-type="string" table:style-name="ce10">
            <text:p>Nenhuma informação, uma ou algumas informações faltantes.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Requisições de todas as informações faltantes.</text:p>
          </table:table-cell>
          <table:table-cell office:value-type="string" table:style-name="ce10">
            <text:p>Não foi implementado na primeira versão</text:p>
          </table:table-cell>
          <table:table-cell table:number-columns-repeated="16377"/>
        </table:table-row>
        <table:table-row table:style-name="ro8" table:visibility="filter">
          <table:table-cell table:style-name="ce12"/>
          <table:table-cell table:style-name="ce10"/>
          <table:table-cell office:value-type="string" table:style-name="ce13">
            <text:p>Requisito Funcional 2.1.3 – A senha do usuário será gerada pelo próprio sistema, sendo esta criação baseada em um algoritmo sobre o login do usuário, por exemplo uma função hash</text:p>
          </table:table-cell>
          <table:table-cell table:number-columns-repeated="3" table:style-name="ce10"/>
          <table:table-cell office:value-type="string" table:style-name="ce10">
            <text:p>Não foi implementado na primeira versão</text:p>
          </table:table-cell>
          <table:table-cell table:number-columns-repeated="16377"/>
        </table:table-row>
        <table:table-row table:style-name="ro6" table:visibility="filter">
          <table:table-cell office:value-type="string" table:style-name="ce11">
            <text:p>verificaLoginCorreto</text:p>
          </table:table-cell>
          <table:table-cell office:value-type="string" table:style-name="ce10">
            <text:p>Autenticar cliente;</text:p>
          </table:table-cell>
          <table:table-cell office:value-type="string" table:style-name="ce13">
            <text:p>Requisito Funcional 2.2.1 - Sistema deve prover uma tela para que o usuário se registre no sistema, faça login.</text:p>
          </table:table-cell>
          <table:table-cell office:value-type="string" table:style-name="ce10">
            <text:p>nm_login e senha cadastrados.</text:p>
          </table:table-cell>
          <table:table-cell office:value-type="string" table:style-name="ce10">
            <text:p>Tela inicial do sistema</text:p>
          </table:table-cell>
          <table:table-cell office:value-type="string" table:style-name="ce10">
            <text:p>Acesso ao sistema.</text:p>
          </table:table-cell>
          <table:table-cell office:value-type="string" table:style-name="ce10">
            <text:p>OK</text:p>
          </table:table-cell>
          <table:table-cell table:number-columns-repeated="16377"/>
        </table:table-row>
        <table:table-row table:style-name="ro8" table:visibility="filter">
          <table:table-cell office:value-type="string" table:style-name="ce11">
            <text:p>verificaLoginDuplicado</text:p>
          </table:table-cell>
          <table:table-cell table:style-name="ce10"/>
          <table:table-cell office:value-type="string" table:style-name="ce13">
            <text:p>Requisito Funcional 2.2.2 - O sistema não deve permitir que o mesmo usuário acesse o sistema <text:s/>através de mais de uma tecnologia diferente ao mesmo tempo.</text:p>
          </table:table-cell>
          <table:table-cell office:value-type="string" table:style-name="ce10">
            <text:p>nm_login e senha já conectados ao sistema.</text:p>
          </table:table-cell>
          <table:table-cell table:style-name="ce10"/>
          <table:table-cell office:value-type="string" table:style-name="ce10">
            <text:p>Acesso negado.</text:p>
          </table:table-cell>
          <table:table-cell office:value-type="string" table:style-name="ce10">
            <text:p>Não foi implementado na primeira versão</text:p>
          </table:table-cell>
          <table:table-cell table:number-columns-repeated="16377"/>
        </table:table-row>
        <table:table-row table:style-name="ro8" table:visibility="filter">
          <table:table-cell table:style-name="ce12"/>
          <table:table-cell table:style-name="ce10"/>
          <table:table-cell office:value-type="string" table:style-name="ce13">
            <text:p>Requisito Funcional 2.2.3 – O sistema deve prover um meio para que o usuário recupere seu login e senha em caso de esquecimento, através da confirmação de algum de seus dados cadastrais.</text:p>
          </table:table-cell>
          <table:table-cell office:value-type="string" table:style-name="ce10">
            <text:p>nm_login</text:p>
          </table:table-cell>
          <table:table-cell office:value-type="string" table:style-name="ce10">
            <text:p>Email com a senha e os dados cadastrais</text:p>
          </table:table-cell>
          <table:table-cell office:value-type="string" table:style-name="ce10">
            <text:p>Email com senha</text:p>
          </table:table-cell>
          <table:table-cell office:value-type="string" table:style-name="ce10">
            <text:p>OK</text:p>
          </table:table-cell>
          <table:table-cell table:number-columns-repeated="16377"/>
        </table:table-row>
        <table:table-row table:style-name="ro9" table:visibility="filter">
          <table:table-cell office:value-type="string" table:style-name="ce11">
            <text:p>recuperaSenha</text:p>
          </table:table-cell>
          <table:table-cell table:style-name="ce10"/>
          <table:table-cell table:style-name="ce13"/>
          <table:table-cell office:value-type="string" table:style-name="ce10">
            <text:p>nm_login e dados cadastrais.</text:p>
          </table:table-cell>
          <table:table-cell office:value-type="string" table:style-name="ce10">
            <text:p>Email com a senha e os dados cadastrais</text:p>
          </table:table-cell>
          <table:table-cell office:value-type="string" table:style-name="ce10">
            <text:p>Mensagem com a senha do usuário.</text:p>
          </table:table-cell>
          <table:table-cell office:value-type="string" table:style-name="ce10">
            <text:p>OK</text:p>
          </table:table-cell>
          <table:table-cell table:number-columns-repeated="16377"/>
        </table:table-row>
        <table:table-row table:style-name="ro8" table:visibility="filter">
          <table:table-cell table:style-name="ce12"/>
          <table:table-cell table:style-name="ce10"/>
          <table:table-cell office:value-type="string" table:style-name="ce10">
            <text:p>Requisito Funcional 2.2.4 – A validação da senha será realizada comparando a senha fornecida com o resultado da função gerada pelo seu login, caso esse seja válido.</text:p>
          </table:table-cell>
          <table:table-cell table:number-columns-repeated="3" table:style-name="ce10"/>
          <table:table-cell office:value-type="string" table:style-name="ce10">
            <text:p>Não foi implementado na primeira versão</text:p>
          </table:table-cell>
          <table:table-cell table:number-columns-repeated="16377"/>
        </table:table-row>
        <table:table-row table:style-name="ro6" table:visibility="filter">
          <table:table-cell office:value-type="string" table:style-name="ce11">
            <text:p>verificaSenhaTdsUsuarios</text:p>
          </table:table-cell>
          <table:table-cell table:style-name="ce10"/>
          <table:table-cell office:value-type="string" table:number-columns-spanned="1" table:number-rows-spanned="2" table:style-name="ce18">
            <text:p>Requisito Funcional 2.1.1 - Todos os clientes cadastrados possuirão login e senha de acesso. O sistema deverá associar os usuários pertencentes a cada votação, restringindo-os a determinada sessão de votação da qual fizerem parte. Além de bloquear o acesso as sessões por parte de logins não cadastrados e usuários cadastrados, mas que não fazem parte da sessão.</text:p>
          </table:table-cell>
          <table:table-cell office:value-type="string" table:style-name="ce10">
            <text:p>(recuperar senha de todos os usuários cadastrados – entrada: nm_login e info cadastrais de cada usuário)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Mensagens com as senhas de cada usuário.</text:p>
          </table:table-cell>
          <table:table-cell office:value-type="string" table:style-name="ce10">
            <text:p>Não foi implementado na primeira versão</text:p>
          </table:table-cell>
          <table:table-cell table:number-columns-repeated="16377"/>
        </table:table-row>
        <table:table-row table:style-name="ro9">
          <table:table-cell office:value-type="string" table:style-name="ce11">
            <text:p>verificaAcessoEmVotacaoUsuNaoPertence</text:p>
          </table:table-cell>
          <table:table-cell table:style-name="ce10"/>
          <table:covered-table-cell/>
          <table:table-cell office:value-type="string" table:style-name="ce10">
            <text:p>Acesso em votação cujo usuário não pertença.</text:p>
          </table:table-cell>
          <table:table-cell office:value-type="string" table:style-name="ce10">
            <text:p>Votacao não aparece para usuário</text:p>
          </table:table-cell>
          <table:table-cell office:value-type="string" table:style-name="ce10">
            <text:p>Acesso negado.</text:p>
          </table:table-cell>
          <table:table-cell office:value-type="string" table:style-name="ce10">
            <text:p>OK</text:p>
          </table:table-cell>
          <table:table-cell table:number-columns-repeated="16377"/>
        </table:table-row>
        <table:table-row table:style-name="ro9">
          <table:table-cell office:value-type="string" table:style-name="ce11">
            <text:p>verificaAcessoEmVotacaoUsuNaoCad</text:p>
          </table:table-cell>
          <table:table-cell table:number-columns-repeated="2" table:style-name="ce10"/>
          <table:table-cell office:value-type="string" table:style-name="ce10">
            <text:p>Acesso com usuário não cadastrado.</text:p>
          </table:table-cell>
          <table:table-cell office:value-type="string" table:style-name="ce10">
            <text:p>Usuario sem cadastro não loga</text:p>
          </table:table-cell>
          <table:table-cell office:value-type="string" table:style-name="ce10">
            <text:p>Acesso negado.</text:p>
          </table:table-cell>
          <table:table-cell office:value-type="string" table:style-name="ce10">
            <text:p>OK</text:p>
          </table:table-cell>
          <table:table-cell table:number-columns-repeated="16377"/>
        </table:table-row>
        <table:table-row table:style-name="ro13" table:visibility="filter">
          <table:table-cell office:value-type="string" table:style-name="ce11">
            <text:p>bloqueioPorSenhaInvalida</text:p>
          </table:table-cell>
          <table:table-cell table:style-name="ce10"/>
          <table:table-cell office:value-type="string" table:style-name="ce10">
            <text:p>Requisito Funcional 2.1.2 <text:s/>- O acesso ao sistema deve ser bloqueado a um usuário que tente se conectar por mais de três vezes sem sucesso, devendo comunicar a um administrador do sistema.</text:p>
          </table:table-cell>
          <table:table-cell office:value-type="string" table:style-name="ce10">
            <text:p>nm_login correto e senha incorreta 3 vezes mais uma.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Bloqueio de acesso e mensagem ao administrador.</text:p>
          </table:table-cell>
          <table:table-cell office:value-type="string" table:style-name="ce10">
            <text:p>Não foi implementado na primeira versão</text:p>
          </table:table-cell>
          <table:table-cell table:number-columns-repeated="16377"/>
        </table:table-row>
        <table:table-row table:style-name="ro10">
          <table:table-cell table:style-name="ce12"/>
          <table:table-cell table:style-name="ce10"/>
          <table:table-cell office:value-type="string" table:style-name="ce10">
            <text:p>Requisito Funcional 1.3.1 - O sistema será capaz de verificar regras pré-estabelecidas pelo criador da votação e pelo próprio sistema de votação e aceitar ou anular, reiniciando ou não o processo eletivo, podendo ser utilizadas as mesmas características anteriormente adotadas.</text:p>
          </table:table-cell>
          <table:table-cell table:number-columns-repeated="4" table:style-name="ce10"/>
          <table:table-cell table:number-columns-repeated="16377"/>
        </table:table-row>
        <table:table-row table:style-name="ro6" table:visibility="filter">
          <table:table-cell table:style-name="ce12"/>
          <table:table-cell office:value-type="string" table:style-name="ce10">
            <text:p>Encerramento da sessão, por parte do proponente;</text:p>
          </table:table-cell>
          <table:table-cell table:style-name="ce13"/>
          <table:table-cell table:number-columns-repeated="3" table:style-name="ce10"/>
          <table:table-cell office:value-type="string" table:style-name="ce10">
            <text:p>Não foi implementado na primeira versão</text:p>
          </table:table-cell>
          <table:table-cell table:number-columns-repeated="16377"/>
        </table:table-row>
        <table:table-row table:style-name="ro6" table:visibility="filter">
          <table:table-cell table:style-name="ce14"/>
          <table:table-cell office:value-type="string" table:style-name="ce15">
            <text:p>Registrar uma ata e encaminhá-la para todos os membros da votação;</text:p>
          </table:table-cell>
          <table:table-cell table:number-columns-repeated="4" table:style-name="ce15"/>
          <table:table-cell office:value-type="string" table:style-name="ce10">
            <text:p>Não foi implementado na primeira versão</text:p>
          </table:table-cell>
          <table:table-cell table:number-columns-repeated="16377"/>
        </table:table-row>
        <table:table-row table:style-name="ro6" table:visibility="filter">
          <table:table-cell table:style-name="ce14"/>
          <table:table-cell office:value-type="string" table:style-name="ce15">
            <text:p>Realizar backups;</text:p>
          </table:table-cell>
          <table:table-cell table:number-columns-repeated="4" table:style-name="ce15"/>
          <table:table-cell office:value-type="string" table:style-name="ce10">
            <text:p>Não foi implementado na primeira versão</text:p>
          </table:table-cell>
          <table:table-cell table:number-columns-repeated="16377"/>
        </table:table-row>
        <table:table-row table:number-rows-repeated="3" table:style-name="ro12">
          <table:table-cell table:style-name="ce16"/>
          <table:table-cell table:style-name="ce1"/>
          <table:table-cell table:number-columns-repeated="5" table:style-name="ce17"/>
          <table:table-cell table:number-columns-repeated="16377"/>
        </table:table-row>
        <table:table-row table:number-rows-repeated="4" table:style-name="ro5">
          <table:table-cell table:number-columns-repeated="16384"/>
        </table:table-row>
        <table:table-row table:number-rows-repeated="65485" table:style-name="ro3">
          <table:table-cell table:number-columns-repeated="16384"/>
        </table:table-row>
        <table:table-row table:number-rows-repeated="983043" table:style-name="ro5">
          <table:table-cell table:number-columns-repeated="16384"/>
        </table:table-row>
      </table:table>
      <table:database-ranges>
        <table:database-range table:target-range-address="TestesFuncionais.A1:TestesFuncionais.G41" table:display-filter-buttons="true">
          <table:filter>
            <table:filter-condition table:field-number="6" table:value="0" table:operator="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DejaVu Sans Condensed" svg:font-family="&quot;DejaVu Sans Condensed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" number:language="pt" number:country="BR">
      <number:number number:min-integer-digits="1"/>
    </number:number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Shirata</dc:creator>
    <dc:date>2010-12-07T13:14:48Z</dc:date>
    <meta:editing-cycles>2</meta:editing-cycles>
    <meta:editing-duration>PT13143S</meta:editing-duration>
    <meta:user-defined meta:name="Informações 1"/>
    <meta:user-defined meta:name="Informações 2"/>
    <meta:user-defined meta:name="Informações 3"/>
    <meta:user-defined meta:name="Informações 4"/>
  </office:meta>
</office:document-meta>
</file>